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438145DD739.png" manifest:media-type="image/png"/>
  <manifest:file-entry manifest:full-path="Pictures/10000001000007800000043886D4393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1972in, 7.2898in, 1.2138in, 7.3543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6.9161in, 0.7457in, 6.8563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x="3.7839in" svg:y="-0.1492in" svg:width="2.6362in" svg:height="4.4457in" draw:z-index="0"><draw:image xlink:href="Pictures/10000001000007800000043886D4393B.png" xlink:type="simple" xlink:show="embed" xlink:actuate="onLoad" draw:mime-type="image/png"/></draw:frame><draw:frame draw:style-name="fr1" draw:name="Image2" text:anchor-type="char" svg:x="0.0965in" svg:y="-0.3492in" svg:width="2.8098in" svg:height="4.6362in" draw:z-index="1"><draw:image xlink:href="Pictures/100000010000078000000438145DD73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3T19:25:16.447423996</meta:creation-date>
    <dc:date>2025-01-23T19:41:32.343791833</dc:date>
    <meta:editing-duration>PT16M16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24.2.7.2$Linux_X86_64 LibreOffice_project/420$Build-2</meta:generator>
  </office:meta>
</office:document-meta>
</file>